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9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7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start"/>
      <style:text-properties style:font-name="Segoe UI Semibold"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4pt" style:font-size-asian="24pt" style:font-size-complex="24pt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 Semibold" fo:font-size="18pt" style:font-size-asian="18pt" style:font-size-complex="18pt"/>
    </style:style>
    <style:style style:name="T7" style:family="text">
      <style:text-properties style:font-name="Segoe UI Semibold" fo:font-size="26pt" style:font-size-asian="26pt" style:font-size-complex="26pt"/>
    </style:style>
    <style:style style:name="T8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Segoe UI" fo:font-size="33pt" fo:font-weight="bold" style:font-size-asian="33pt" style:font-weight-asian="bold" style:font-size-complex="33pt" style:font-weight-complex="bold"/>
    </style:style>
    <style:style style:name="T10" style:family="text">
      <style:text-properties style:font-name="Segoe UI Semibol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SPECIAL HYMN</text:span></text:p>
            <text:p text:style-name="P1"><text:span text:style-name="T2">“</text:span><text:span text:style-name="T2">He Leadeth Me! O Blessed Though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6.913cm" svg:x="1.731cm" svg:y="0.829cm">
          <draw:text-box>
            <text:p text:style-name="P1"><text:span text:style-name="T3">1. </text:span><text:span text:style-name="T4">He leadeth me: O blessed thought!</text:span></text:p>
            <text:p text:style-name="P1"><text:span text:style-name="T5">O words with heavenly comfort fraught!</text:span></text:p>
            <text:p text:style-name="P1"><text:span text:style-name="T4">Whate'er I do, where'er I be,</text:span></text:p>
            <text:p text:style-name="P1"><text:span text:style-name="T4">still 'tis God's hand that leade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6" draw:layer="layout" svg:width="24.384cm" svg:height="8.231cm" svg:x="1.778cm" svg:y="1.016cm">
          <draw:text-box>
            <text:p text:style-name="P5"><text:span text:style-name="T3">Refrain:</text:span><text:span text:style-name="T6"> <text:s/></text:span><text:span text:style-name="T4">He leadeth me, he leadeth me;</text:span></text:p>
            <text:p text:style-name="P5"><text:span text:style-name="T4"><text:s text:c="9"/></text:span><text:span text:style-name="T4">by his own hand he leadeth me:</text:span></text:p>
            <text:p text:style-name="P5"><text:span text:style-name="T4"><text:s text:c="9"/></text:span><text:span text:style-name="T4">his faithful follower I would be,</text:span></text:p>
            <text:p text:style-name="P5"><text:span text:style-name="T4"><text:s text:c="9"/></text:span><text:span text:style-name="T4">for by his hand he leadeth me.</text:span></text:p>
            <text:p text:style-name="P1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7" draw:layer="layout" svg:width="24.384cm" svg:height="6.87cm" svg:x="1.778cm" svg:y="1.016cm">
          <draw:text-box>
            <text:p text:style-name="P1"><text:span text:style-name="T8">2. </text:span><text:span text:style-name="T9">Sometimes mid scenes of deepest gloom,</text:span></text:p>
            <text:p text:style-name="P1"><text:span text:style-name="T4">sometimes where Eden's flowers bloom,</text:span></text:p>
            <text:p text:style-name="P1"><text:span text:style-name="T4">by waters calm, o'er troubled sea,</text:span></text:p>
            <text:p text:style-name="P1"><text:span text:style-name="T4">still 'tis God's hand that leade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8" draw:layer="layout" svg:width="24.384cm" svg:height="8.231cm" svg:x="1.778cm" svg:y="1.016cm">
          <draw:text-box>
            <text:p text:style-name="P5"><text:span text:style-name="T3">Refrain:</text:span><text:span text:style-name="T6"> <text:s/></text:span><text:span text:style-name="T4">He leadeth me, he leadeth me;</text:span></text:p>
            <text:p text:style-name="P5"><text:span text:style-name="T4"><text:s text:c="9"/></text:span><text:span text:style-name="T4">by his own hand he leadeth me:</text:span></text:p>
            <text:p text:style-name="P5"><text:span text:style-name="T4"><text:s text:c="9"/></text:span><text:span text:style-name="T4">his faithful follower I would be,</text:span></text:p>
            <text:p text:style-name="P5"><text:span text:style-name="T4"><text:s text:c="9"/></text:span><text:span text:style-name="T4">for by his hand he leadeth me.</text:span></text:p>
            <text:p text:style-name="P1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4" draw:layer="layout" svg:width="24.384cm" svg:height="7.874cm" svg:x="1.778cm" svg:y="1.016cm">
          <draw:text-box>
            <text:p text:style-name="P1"><text:span text:style-name="T8">3. </text:span><text:span text:style-name="T4">Lord, I would clasp thy hand in mine,</text:span></text:p>
            <text:p text:style-name="P1"><text:span text:style-name="T4">nor ever murmur nor repine;</text:span></text:p>
            <text:p text:style-name="P1"><text:span text:style-name="T4">content, whatever lot I see,</text:span></text:p>
            <text:p text:style-name="P1"><text:span text:style-name="T4">since 'tis my God that leade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8" draw:layer="layout" svg:width="24.384cm" svg:height="8.231cm" svg:x="1.778cm" svg:y="1.016cm">
          <draw:text-box>
            <text:p text:style-name="P5"><text:span text:style-name="T3">Refrain:</text:span><text:span text:style-name="T6"> <text:s/></text:span><text:span text:style-name="T4">He leadeth me, he leadeth me;</text:span></text:p>
            <text:p text:style-name="P5"><text:span text:style-name="T4"><text:s text:c="9"/></text:span><text:span text:style-name="T4">by his own hand he leadeth me:</text:span></text:p>
            <text:p text:style-name="P5"><text:span text:style-name="T4"><text:s text:c="9"/></text:span><text:span text:style-name="T4">his faithful follower I would be,</text:span></text:p>
            <text:p text:style-name="P5"><text:span text:style-name="T4"><text:s text:c="9"/></text:span><text:span text:style-name="T4">for by his hand he leadeth me.</text:span></text:p>
            <text:p text:style-name="P1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7" draw:text-style-name="P6" draw:layer="layout" svg:width="24.384cm" svg:height="7.858cm" svg:x="1.778cm" svg:y="1.016cm">
          <draw:text-box>
            <text:p text:style-name="P1"><text:span text:style-name="T8">4. </text:span><text:span text:style-name="T4">And when my task on earth is done,</text:span></text:p>
            <text:p text:style-name="P1"><text:span text:style-name="T4">when, by thy grace, the victory's won,</text:span></text:p>
            <text:p text:style-name="P1"><text:span text:style-name="T4">e'en death's cold wave I will not flee,</text:span></text:p>
            <text:p text:style-name="P1"><text:span text:style-name="T4">since God through Jordan leadeth me.</text:span></text:p>
            <text:p text:style-name="P1"><text:span text:style-name="T6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8" draw:text-style-name="P8" draw:layer="layout" svg:width="24.384cm" svg:height="11.619cm" svg:x="1.778cm" svg:y="1.016cm">
          <draw:text-box>
            <text:p text:style-name="P5"><text:span text:style-name="T3">Refrain:</text:span><text:span text:style-name="T6"> <text:s/></text:span><text:span text:style-name="T4">He leadeth me, he leadeth me;</text:span></text:p>
            <text:p text:style-name="P5"><text:span text:style-name="T4"><text:s text:c="9"/></text:span><text:span text:style-name="T4">by his own hand he leadeth me:</text:span></text:p>
            <text:p text:style-name="P5"><text:span text:style-name="T4"><text:s text:c="9"/></text:span><text:span text:style-name="T4">his faithful follower I would be,</text:span></text:p>
            <text:p text:style-name="P5"><text:span text:style-name="T4"><text:s text:c="9"/></text:span><text:span text:style-name="T4">for by his hand he leadeth me.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><text:s text:c="10"/></text:span><text:span text:style-name="T10">CCLI #62762</text:span></text:p>
            <text:p text:style-name="P1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22:36:13.309000000</meta:creation-date>
    <dc:title>Blue template</dc:title>
    <meta:editing-duration>PT9M36S</meta:editing-duration>
    <meta:editing-cycles>5</meta:editing-cycles>
    <meta:generator>LibreOffice/6.0.5.2$Windows_X86_64 LibreOffice_project/54c8cbb85f300ac59db32fe8a675ff7683cd5a16</meta:generator>
    <dc:date>2018-07-17T18:42:09.154000000</dc:date>
    <meta:document-statistic meta:object-count="48"/>
  </office:meta>
</office:document-meta>
</file>